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Segoe UI" svg:font-family="'Segoe UI'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 fo:text-align="justify"/>
      <style:text-properties style:use-window-font-color="true" style:font-name="Segoe UI" fo:font-size="11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fo:color="#2c3e5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egoe UI" fo:font-size="14pt" style:font-name-asian="Lucida Sans Unicode" style:font-size-asian="14pt" style:font-name-complex="Tahoma" style:font-size-complex="14pt" fo:color="#1a3a5c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 fo:color="#1a3a5c" style:font-name="Segoe UI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color="#1a3a5c" style:font-name="Segoe UI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 fo:color="#1a3a5c" style:font-name="Segoe UI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 fo:color="#1a3a5c" style:font-name="Segoe UI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 fo:color="#1a3a5c" style:font-name="Segoe UI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 fo:color="#1a3a5c" style:font-name="Segoe UI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egoe UI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Segoe UI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egoe UI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Segoe UI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egoe UI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egoe UI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egoe UI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egoe UI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egoe UI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egoe UI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egoe UI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egoe UI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egoe UI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egoe UI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egoe UI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egoe UI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egoe UI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egoe UI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egoe UI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egoe UI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egoe UI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egoe UI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egoe UI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egoe UI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egoe UI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egoe UI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egoe UI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egoe UI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egoe UI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egoe UI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egoe UI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egoe UI"/>
      </text:list-level-style-bullet>
      <text:list-level-style-bullet text:level="3" text:style-name="Numbering_20_Symbols" text:bullet-char="☑">
        <style:list-level-properties text:min-label-width="0.1555in"/>
        <style:text-properties style:font-name="Segoe UI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egoe UI"/>
      </text:list-level-style-bullet>
      <text:list-level-style-bullet text:level="5" text:style-name="Numbering_20_Symbols" text:bullet-char="☑">
        <style:list-level-properties text:min-label-width="0.1555in"/>
        <style:text-properties style:font-name="Segoe UI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egoe UI"/>
      </text:list-level-style-bullet>
      <text:list-level-style-bullet text:level="7" text:style-name="Numbering_20_Symbols" text:bullet-char="☑">
        <style:list-level-properties text:min-label-width="0.1555in"/>
        <style:text-properties style:font-name="Segoe UI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egoe UI"/>
      </text:list-level-style-bullet>
      <text:list-level-style-bullet text:level="9" text:style-name="Numbering_20_Symbols" text:bullet-char="☑">
        <style:list-level-properties text:min-label-width="0.1555in"/>
        <style:text-properties style:font-name="Segoe UI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egoe UI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egoe UI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egoe UI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egoe UI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egoe UI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egoe UI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egoe UI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egoe UI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egoe UI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egoe UI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egoe UI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egoe UI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egoe UI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egoe UI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egoe UI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egoe UI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egoe UI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egoe UI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egoe UI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egoe UI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egoe UI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mm" fo:page-height="297mm" style:num-format="1" style:print-orientation="portrait" fo:margin-top="20mm" fo:margin-bottom="20mm" fo:margin-left="25mm" fo:margin-right="20mm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8mm" fo:margin-top="4mm" fo:border-top="0.5pt solid #1a3a5c" fo:padding-top="2mm"/>
      </style:footer-style>
    </style:page-layout>
    <style:style style:name="Footer" style:family="paragraph">
      <style:paragraph-properties fo:text-align="start">
        <style:tab-stops>
          <style:tab-stop style:position="165mm" style:type="right"/>
        </style:tab-stops>
      </style:paragraph-properties>
      <style:text-properties fo:font-size="7.5pt" fo:color="#5d6d7e" style:font-name="Segoe UI"/>
    </style:style>
    <style:style style:name="FooterBold" style:family="text">
      <style:text-properties fo:font-weight="bold" fo:font-size="7.5pt" fo:color="#1a3a5c" style:font-name="Segoe UI"/>
    </style:style>
  </office:automatic-styles>
  <office:master-styles>
    <style:master-page style:name="Standard" style:page-layout-name="Mpm1">
      <style:footer>
        <text:p text:style-name="Footer"><text:span text:style-name="FooterBold">Energieberatung Schwaigkofler GmbH</text:span>  |  Poststrasse 2, FL-9491 Ruggell  |  info@schwaigkofler.org<text:tab/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